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Heading_20_2">
      <style:text-properties style:font-name="arial" fo:font-size="11pt" officeooo:paragraph-rsid="00196dd4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96dd4" style:font-size-asian="11pt" style:font-size-complex="11pt"/>
    </style:style>
    <style:style style:name="P4" style:family="paragraph" style:parent-style-name="Standard">
      <style:text-properties style:font-name="arial" fo:font-size="11pt" officeooo:paragraph-rsid="00196dd4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6dd4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fo:font-weight="bold" style:font-weight-asian="bold" style:font-weight-complex="bold"/>
    </style:style>
    <style:style style:name="P8" style:family="paragraph" style:parent-style-name="UrbanBody">
      <style:text-properties style:font-name="arial" fo:font-size="12pt" style:font-size-asian="12pt" style:font-size-complex="12pt"/>
    </style:style>
    <style:style style:name="P9" style:family="paragraph" style:parent-style-name="UrbanTitle">
      <style:text-properties style:font-name="arial" style:text-underline-style="none" officeooo:paragraph-rsid="00196dd4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weight="bold" style:font-name-asian="Arial" style:font-weight-asian="bold" style:font-name-complex="Arial"/>
    </style:style>
    <style:style style:name="T9" style:family="text">
      <style:text-properties style:font-name-complex="Arial"/>
    </style:style>
    <style:style style:name="T10" style:family="text">
      <style:text-properties style:font-name-asian="Arial" style:font-name-complex="Arial"/>
    </style:style>
    <style:style style:name="T11" style:family="text">
      <style:text-properties fo:font-weight="normal" style:font-weight-asian="normal" style:font-name-complex="Ari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officeooo:rsid="00196dd4"/>
    </style:style>
    <style:style style:name="T15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0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office:annotation><dc:creator>Gauthier Bastien</dc:creator><dc:date>2011-01-13T14:56:41</dc:date><text:p text:style-name="P10"><text:span text:style-name="T24">do text</text:span></text:p><text:p text:style-name="P10"><text:span text:style-name="T24">from document(at=header, format='odt')</text:span></text:p></office:annotation><text:span text:style-name="T3">Import depuis header.odt</text:span></text:p>
          </table:table-cell>
          <table:table-cell table:style-name="Tableau3.A1" office:value-type="string">
            <text:p text:style-name="P5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4"><text:span text:style-name="T1"><office:annotation><dc:creator>sde </dc:creator><dc:date>2011-07-27T10:01:44</dc:date><text:p text:style-name="P10"><text:span text:style-name="T22">do text if not len(self.getApplicants()) &gt; 1</text:span></text:p><text:p text:style-name="P10"><text:span text:style-name="T23">from xhtml(tool.decorateHTML('UrbanAddress',self.getNotariesSignaletic(withaddress=True)))</text:span></text:p></office:annotation></text:span><text:span text:style-name="T1">Titre Nom Prénom<text:line-break/>Adresse ligne1<text:line-break/>Adresse ligne2</text:span></text:p>
            <text:p text:style-name="P4"><text:span text:style-name="T1"><office:annotation><dc:creator>sde </dc:creator><dc:date>2011-07-27T10:01:59</dc:date><text:p text:style-name="P10"><text:span text:style-name="T22">do text if len(self.getApplicants()) &gt; 1</text:span></text:p></office:annotation></text:span><text:span text:style-name="T1">&lt;%Titre%&gt; &lt;%Nom%&gt; &lt;%Prenom%&gt;<text:line-break/>&lt;%AdresseLigne1%&gt;<text:line-break/>&lt;%AdresseLigne2%&gt;</text:span></text:p>
            <text:h text:style-name="P2" text:outline-level="2">RECOMMAND<text:span text:style-name="T14">E</text:span></text:h>
          </table:table-cell>
        </table:table-row>
      </table:table>
      <text:p text:style-name="P9"/>
      <text:p text:style-name="P9"/>
      <text:p text:style-name="P9">Transmis de la décision concernant une division</text:p>
      <text:p text:style-name="P6"/>
      <text:p text:style-name="P6"><text:span text:style-name="T21"><office:annotation><dc:creator>sde </dc:creator><dc:date>2011-07-27T10:02:17</dc:date><text:p text:style-name="P10"><text:span text:style-name="T22">do text</text:span></text:p><text:p text:style-name="P10"><text:span text:style-name="T23">from document(at=reference, format='odt')</text:span></text:p></office:annotation></text:span>Import depuis reference.odt</text:p>
      <text:p text:style-name="P6"/>
      <text:p text:style-name="P6"><office:annotation><dc:creator>Gauthier Bastien</dc:creator><dc:date>2011-02-16T16:12:24</dc:date><text:p text:style-name="P10"><text:span text:style-name="T2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 </text:span><text:text-input text:description="Situation des travaux">self.getWorkLocationSignaletic()</text:text-input></text:p>
      <text:p text:style-name="P6"><text:span text:style-name="T6">Référence cadastrale :</text:span> <text:text-input text:description="Bien-Parcelles">self.getPortionOutsText()</text:text-input></text:p>
      <text:p text:style-name="P7">Correspondant : </text:p>
      <text:p text:style-name="P7"><office:annotation><dc:creator>sde </dc:creator><dc:date>2011-09-28T10:32:43</dc:date><text:p text:style-name="P10"><text:span text:style-name="T25">do text </text:span></text:p><text:p text:style-name="P10"><text:span text:style-name="T25">from xhtml(self.portal_urban.decorateHTML('UrbanBody',self.getFolderManagersSignaletic(withTel=True)))</text:span></text:p></office:annotation></text:p>
      <text:p text:style-name="P7"/>
      <text:p text:style-name="P6"/>
      <text:p text:style-name="P8"><text:text-input text:description="Notaire-Titre">self.getNotariesSignaletic()</text:text-input></text:p>
      <text:p text:style-name="P6"/>
      <text:p text:style-name="P6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6"/>
      <text:p text:style-name="P6"><text:span text:style-name="T9">Nous</text:span><text:span text:style-name="T10"> </text:span><text:span text:style-name="T9">vous</text:span><text:span text:style-name="T10"> </text:span><text:span text:style-name="T9">invitons</text:span><text:span text:style-name="T10"> </text:span><text:span text:style-name="T9">donc</text:span><text:span text:style-name="T10"> </text:span><text:span text:style-name="T9">à</text:span><text:span text:style-name="T10"> </text:span><text:span text:style-name="T9">verser</text:span><text:span text:style-name="T10"> </text:span><text:span text:style-name="T9">dans</text:span><text:span text:style-name="T10"> </text:span><text:span text:style-name="T9">les</text:span><text:span text:style-name="T10"> </text:span><text:span text:style-name="T9">meilleurs</text:span><text:span text:style-name="T10"> </text:span><text:span text:style-name="T9">délais</text:span><text:span text:style-name="T10"> </text:span><text:span text:style-name="T9">la</text:span><text:span text:style-name="T10"> </text:span><text:span text:style-name="T9">somme</text:span><text:span text:style-name="T10"> </text:span><text:span text:style-name="T9">de</text:span><text:span text:style-name="T10"> </text:span><text:span text:style-name="T7">vingt-cinq</text:span><text:span text:style-name="T8"> </text:span><text:span text:style-name="T7">euros</text:span><text:span text:style-name="T8"> </text:span><text:span text:style-name="T7">(25</text:span><text:span text:style-name="T8"> €</text:span><text:span text:style-name="T7">)</text:span><text:span text:style-name="T8"> </text:span><text:span text:style-name="T9">sur</text:span><text:span text:style-name="T10"> </text:span><text:span text:style-name="T9">le</text:span><text:span text:style-name="T10"> </text:span><text:span text:style-name="T9">compte</text:span><text:span text:style-name="T10"> </text:span><text:span text:style-name="T9">n°</text:span><text:span text:style-name="T11">[NUMERO DE COMPTE</text:span><text:span text:style-name="T7">]</text:span><text:span text:style-name="T10"> </text:span><text:span text:style-name="T9">de</text:span><text:span text:style-name="T10"> </text:span><text:span text:style-name="T9">la</text:span><text:span text:style-name="T10"> </text:span><text:span text:style-name="T9">Ville</text:span><text:span text:style-name="T10"> </text:span><text:span text:style-name="T10"><text:text-input text:description="Champs généraux-Commune">tool.getCityName(prefixed=True)</text:text-input></text:span><text:span text:style-name="T9">,</text:span><text:span text:style-name="T10"> </text:span><text:span text:style-name="T9">en</text:span><text:span text:style-name="T10"> </text:span><text:span text:style-name="T9">rappelant</text:span><text:span text:style-name="T10"> </text:span><text:span text:style-name="T9">la</text:span><text:span text:style-name="T10"> </text:span><text:span text:style-name="T9">communication</text:span><text:span text:style-name="T10"> [COMMUNICATION]</text:span><text:span text:style-name="T9">.</text:span></text:p>
      <text:p text:style-name="P6"/>
      <text:p text:style-name="P6">Demeurant à votre disposition, nous vous prions d'agréer, <text:span text:style-name="T21"><text:text-input text:description="Notaire-Titre">self.getNotariesSignaletic()</text:text-input></text:span>, nos salutations distinguées.</text:p>
      <text:p text:style-name="P6"/>
      <text:p text:style-name="P6"/>
      <text:p text:style-name="P6"><text:span text:style-name="T2"><office:annotation><dc:creator>sde </dc:creator><dc:date>2011-07-27T10:02:32</dc:date><text:p text:style-name="P10"><text:span text:style-name="T22">do text</text:span></text:p><text:p text:style-name="P10"><text:span text:style-name="T23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52:03.751242703</dc:date>
    <meta:editing-duration>PT8H21M30S</meta:editing-duration>
    <meta:editing-cycles>53</meta:editing-cycles>
    <meta:generator>LibreOffice/6.3.5.2$Linux_X86_64 LibreOffice_project/30$Build-2</meta:generator>
    <meta:document-statistic meta:table-count="1" meta:image-count="0" meta:object-count="0" meta:page-count="1" meta:paragraph-count="20" meta:word-count="146" meta:character-count="1149" meta:non-whitespace-character-count="1046"/>
  </office:meta>
</office:document-meta>
</file>